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float" office:value="19.3423475550793" calcext:value-type="float">
            <text:p>19,3423475551</text:p>
          </table:table-cell>
          <table:table-cell office:value-type="float" office:value="94.4093279104691" calcext:value-type="float">
            <text:p>94,4093279105</text:p>
          </table:table-cell>
        </table:table-row>
        <table:table-row table:style-name="ro1">
          <table:table-cell office:value-type="float" office:value="97.447017508577" calcext:value-type="float">
            <text:p>97,4470175086</text:p>
          </table:table-cell>
          <table:table-cell office:value-type="float" office:value="96.2255161789091" calcext:value-type="float">
            <text:p>96,2255161789</text:p>
          </table:table-cell>
        </table:table-row>
        <table:table-row table:style-name="ro1">
          <table:table-cell office:value-type="float" office:value="95.1757676341068" calcext:value-type="float">
            <text:p>95,1757676341</text:p>
          </table:table-cell>
          <table:table-cell office:value-type="float" office:value="97.4155044216413" calcext:value-type="float">
            <text:p>97,4155044216</text:p>
          </table:table-cell>
        </table:table-row>
        <table:table-row table:style-name="ro1">
          <table:table-cell office:value-type="float" office:value="95.0977529248357" calcext:value-type="float">
            <text:p>95,0977529248</text:p>
          </table:table-cell>
          <table:table-cell office:value-type="float" office:value="95.1282299726506" calcext:value-type="float">
            <text:p>95,1282299727</text:p>
          </table:table-cell>
        </table:table-row>
        <table:table-row table:style-name="ro1">
          <table:table-cell office:value-type="float" office:value="92.7134750811526" calcext:value-type="float">
            <text:p>92,7134750812</text:p>
          </table:table-cell>
          <table:table-cell office:value-type="float" office:value="95.95781548226" calcext:value-type="float">
            <text:p>95,9578154823</text:p>
          </table:table-cell>
        </table:table-row>
        <table:table-row table:style-name="ro1">
          <table:table-cell office:value-type="float" office:value="100.420650617369" calcext:value-type="float">
            <text:p>100,4206506174</text:p>
          </table:table-cell>
          <table:table-cell office:value-type="float" office:value="101.713291854341" calcext:value-type="float">
            <text:p>101,7132918543</text:p>
          </table:table-cell>
        </table:table-row>
        <table:table-row table:style-name="ro1">
          <table:table-cell office:value-type="float" office:value="97.758363702852" calcext:value-type="float">
            <text:p>97,7583637029</text:p>
          </table:table-cell>
          <table:table-cell office:value-type="float" office:value="99.5532540419083" calcext:value-type="float">
            <text:p>99,5532540419</text:p>
          </table:table-cell>
        </table:table-row>
        <table:table-row table:style-name="ro1">
          <table:table-cell office:value-type="float" office:value="95.2627624148263" calcext:value-type="float">
            <text:p>95,2627624148</text:p>
          </table:table-cell>
          <table:table-cell office:value-type="float" office:value="97.9066546235522" calcext:value-type="float">
            <text:p>97,9066546236</text:p>
          </table:table-cell>
        </table:table-row>
        <table:table-row table:style-name="ro1">
          <table:table-cell office:value-type="float" office:value="95.2909409392137" calcext:value-type="float">
            <text:p>95,2909409392</text:p>
          </table:table-cell>
          <table:table-cell office:value-type="float" office:value="96.8367581704643" calcext:value-type="float">
            <text:p>96,8367581705</text:p>
          </table:table-cell>
        </table:table-row>
        <table:table-row table:style-name="ro1">
          <table:table-cell office:value-type="float" office:value="94.1129653076887" calcext:value-type="float">
            <text:p>94,1129653077</text:p>
          </table:table-cell>
          <table:table-cell office:value-type="float" office:value="96.0007266030366" calcext:value-type="float">
            <text:p>96,000726603</text:p>
          </table:table-cell>
        </table:table-row>
        <table:table-row table:style-name="ro1">
          <table:table-cell office:value-type="float" office:value="103.917041620964" calcext:value-type="float">
            <text:p>103,917041621</text:p>
          </table:table-cell>
          <table:table-cell office:value-type="float" office:value="96.6705975382469" calcext:value-type="float">
            <text:p>96,6705975382</text:p>
          </table:table-cell>
        </table:table-row>
        <table:table-row table:style-name="ro1">
          <table:table-cell office:value-type="float" office:value="93.0568090160726" calcext:value-type="float">
            <text:p>93,0568090161</text:p>
          </table:table-cell>
          <table:table-cell office:value-type="float" office:value="94.6772979959613" calcext:value-type="float">
            <text:p>94,677297996</text:p>
          </table:table-cell>
        </table:table-row>
        <table:table-row table:style-name="ro1">
          <table:table-cell office:value-type="float" office:value="95.5336320531916" calcext:value-type="float">
            <text:p>95,5336320532</text:p>
          </table:table-cell>
          <table:table-cell office:value-type="float" office:value="95.6618197154682" calcext:value-type="float">
            <text:p>95,6618197155</text:p>
          </table:table-cell>
        </table:table-row>
        <table:table-row table:style-name="ro1">
          <table:table-cell office:value-type="float" office:value="41.4587987552692" calcext:value-type="float">
            <text:p>41,4587987553</text:p>
          </table:table-cell>
          <table:table-cell office:value-type="float" office:value="97.6686642053771" calcext:value-type="float">
            <text:p>97,6686642054</text:p>
          </table:table-cell>
        </table:table-row>
        <table:table-row table:style-name="ro1">
          <table:table-cell office:value-type="float" office:value="102.157236786432" calcext:value-type="float">
            <text:p>102,1572367864</text:p>
          </table:table-cell>
          <table:table-cell office:value-type="float" office:value="95.5218148644355" calcext:value-type="float">
            <text:p>95,5218148644</text:p>
          </table:table-cell>
        </table:table-row>
        <table:table-row table:style-name="ro1">
          <table:table-cell office:value-type="float" office:value="94.4008949446933" calcext:value-type="float">
            <text:p>94,4008949447</text:p>
          </table:table-cell>
          <table:table-cell office:value-type="float" office:value="92.3316924617281" calcext:value-type="float">
            <text:p>92,3316924617</text:p>
          </table:table-cell>
        </table:table-row>
        <table:table-row table:style-name="ro1">
          <table:table-cell office:value-type="float" office:value="34.0872959504461" calcext:value-type="float">
            <text:p>34,0872959504</text:p>
          </table:table-cell>
          <table:table-cell office:value-type="float" office:value="96.2346419109654" calcext:value-type="float">
            <text:p>96,234641911</text:p>
          </table:table-cell>
        </table:table-row>
        <table:table-row table:style-name="ro1">
          <table:table-cell office:value-type="float" office:value="92.1771933236267" calcext:value-type="float">
            <text:p>92,1771933236</text:p>
          </table:table-cell>
          <table:table-cell office:value-type="float" office:value="95.1282299726506" calcext:value-type="float">
            <text:p>95,1282299727</text:p>
          </table:table-cell>
        </table:table-row>
        <table:table-row table:style-name="ro1">
          <table:table-cell office:value-type="float" office:value="95.4258897218093" calcext:value-type="float">
            <text:p>95,4258897218</text:p>
          </table:table-cell>
          <table:table-cell office:value-type="float" office:value="106.045191045744" calcext:value-type="float">
            <text:p>106,0451910457</text:p>
          </table:table-cell>
        </table:table-row>
        <table:table-row table:style-name="ro1">
          <table:table-cell office:value-type="float" office:value="30.3973006664692" calcext:value-type="float">
            <text:p>30,3973006665</text:p>
          </table:table-cell>
          <table:table-cell office:value-type="float" office:value="105.273019201834" calcext:value-type="float">
            <text:p>105,2730192018</text:p>
          </table:table-cell>
        </table:table-row>
        <table:table-row table:style-name="ro1">
          <table:table-cell office:value-type="float" office:value="103.178498164495" calcext:value-type="float">
            <text:p>103,1784981645</text:p>
          </table:table-cell>
          <table:table-cell office:value-type="float" office:value="94.2960859409211" calcext:value-type="float">
            <text:p>94,2960859409</text:p>
          </table:table-cell>
        </table:table-row>
        <table:table-row table:style-name="ro1">
          <table:table-cell office:value-type="float" office:value="98.2801044766031" calcext:value-type="float">
            <text:p>98,2801044766</text:p>
          </table:table-cell>
          <table:table-cell office:value-type="float" office:value="98.9861552226204" calcext:value-type="float">
            <text:p>98,9861552226</text:p>
          </table:table-cell>
        </table:table-row>
        <table:table-row table:style-name="ro1">
          <table:table-cell office:value-type="float" office:value="101.871775364678" calcext:value-type="float">
            <text:p>101,8717753647</text:p>
          </table:table-cell>
          <table:table-cell office:value-type="float" office:value="95.5777446328103" calcext:value-type="float">
            <text:p>95,5777446328</text:p>
          </table:table-cell>
        </table:table-row>
        <table:table-row table:style-name="ro1">
          <table:table-cell office:value-type="float" office:value="95.2668420495843" calcext:value-type="float">
            <text:p>95,2668420496</text:p>
          </table:table-cell>
          <table:table-cell office:value-type="float" office:value="98.8013930113251" calcext:value-type="float">
            <text:p>98,8013930113</text:p>
          </table:table-cell>
        </table:table-row>
        <table:table-row table:style-name="ro1">
          <table:table-cell office:value-type="float" office:value="26.6236208125949" calcext:value-type="float">
            <text:p>26,6236208126</text:p>
          </table:table-cell>
          <table:table-cell office:value-type="float" office:value="95.6602991703573" calcext:value-type="float">
            <text:p>95,6602991704</text:p>
          </table:table-cell>
        </table:table-row>
        <table:table-row table:style-name="ro1">
          <table:table-cell office:value-type="float" office:value="100.545778821038" calcext:value-type="float">
            <text:p>100,545778821</text:p>
          </table:table-cell>
          <table:table-cell office:value-type="float" office:value="100.705234420795" calcext:value-type="float">
            <text:p>100,7052344208</text:p>
          </table:table-cell>
        </table:table-row>
        <table:table-row table:style-name="ro1">
          <table:table-cell office:value-type="float" office:value="21.0393715948743" calcext:value-type="float">
            <text:p>21,0393715949</text:p>
          </table:table-cell>
          <table:table-cell office:value-type="float" office:value="95.5777446328103" calcext:value-type="float">
            <text:p>95,5777446328</text:p>
          </table:table-cell>
        </table:table-row>
        <table:table-row table:style-name="ro1">
          <table:table-cell office:value-type="float" office:value="97.9965639302811" calcext:value-type="float">
            <text:p>97,9965639303</text:p>
          </table:table-cell>
          <table:table-cell office:value-type="float" office:value="93.6465188886766" calcext:value-type="float">
            <text:p>93,6465188887</text:p>
          </table:table-cell>
        </table:table-row>
        <table:table-row table:style-name="ro1">
          <table:table-cell office:value-type="float" office:value="95.3150268352813" calcext:value-type="float">
            <text:p>95,3150268353</text:p>
          </table:table-cell>
          <table:table-cell office:value-type="float" office:value="94.2954472315736" calcext:value-type="float">
            <text:p>94,2954472316</text:p>
          </table:table-cell>
        </table:table-row>
        <table:table-row table:style-name="ro1">
          <table:table-cell office:value-type="float" office:value="96.354024318563" calcext:value-type="float">
            <text:p>96,3540243186</text:p>
          </table:table-cell>
          <table:table-cell office:value-type="float" office:value="93.4651256249024" calcext:value-type="float">
            <text:p>93,4651256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3:50:23.208078869</meta:creation-date>
    <dc:date>2016-12-12T13:51:19.206526311</dc:date>
    <meta:editing-duration>PT37S</meta:editing-duration>
    <meta:editing-cycles>2</meta:editing-cycles>
    <meta:generator>LibreOffice/4.2.8.2$Linux_X86_64 LibreOffice_project/420m0$Build-2</meta:generator>
    <meta:document-statistic meta:table-count="1" meta:cell-count="62" meta:object-count="0"/>
  </office:meta>
</office:document-meta>
</file>